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08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10.5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tyle="italic" style:font-name-asian="DejaVu Sans" style:font-style-asian="italic" style:font-name-complex="DejaVu Sans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Аркуш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1dayshop events 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tegory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AJAX Order form</text:p>
          </table:table-cell>
          <table:table-cell office:value-type="string">
            <text:p>Cancel</text:p>
          </table:table-cell>
          <table:table-cell/>
          <table:table-cell office:value-type="string">
            <text:p>userActionCounter</text:p>
          </table:table-cell>
          <table:table-cell office:value-type="string">
            <text:p>Additionally to _trackPageViewI(document.location) is used</text:p>
          </table:table-cell>
        </table:table-row>
        <table:table-row table:style-name="ro1">
          <table:table-cell office:value-type="string">
            <text:p>AJAX Order form</text:p>
          </table:table-cell>
          <table:table-cell office:value-type="string">
            <text:p>Submit</text:p>
          </table:table-cell>
          <table:table-cell/>
          <table:table-cell office:value-type="string">
            <text:p>userActionCounter</text:p>
          </table:table-cell>
          <table:table-cell office:value-type="string">
            <text:p>Press « Заказать » button</text:p>
          </table:table-cell>
        </table:table-row>
        <table:table-row table:style-name="ro2">
          <table:table-cell office:value-type="string">
            <text:p>AJAX Order form</text:p>
          </table:table-cell>
          <table:table-cell office:value-type="string">
            <text:p>Errors (client)</text:p>
          </table:table-cell>
          <table:table-cell office:value-type="string">
            <text:p>name: имя как введено в поле</text:p>
          </table:table-cell>
          <table:table-cell office:value-type="string">
            <text:p>userActionCounter</text:p>
          </table:table-cell>
          <table:table-cell office:value-type="string">
            <text:p>Errors on validation in JavaScript. Field name</text:p>
          </table:table-cell>
        </table:table-row>
        <table:table-row table:style-name="ro2">
          <table:table-cell office:value-type="string">
            <text:p>AJAX Order form</text:p>
          </table:table-cell>
          <table:table-cell office:value-type="string">
            <text:p>Errors (client)</text:p>
          </table:table-cell>
          <table:table-cell office:value-type="string">
            <text:p>phone: телефон как введен</text:p>
          </table:table-cell>
          <table:table-cell office:value-type="string">
            <text:p>userActionCounter</text:p>
          </table:table-cell>
          <table:table-cell office:value-type="string">
            <text:p>Errors on validation in JavaScript. Field phone</text:p>
          </table:table-cell>
        </table:table-row>
        <table:table-row table:style-name="ro2">
          <table:table-cell office:value-type="string">
            <text:p>AJAX Order form</text:p>
          </table:table-cell>
          <table:table-cell office:value-type="string">
            <text:p>Errors (client)</text:p>
          </table:table-cell>
          <table:table-cell office:value-type="string">
            <text:p>email: почта как введена</text:p>
          </table:table-cell>
          <table:table-cell office:value-type="string">
            <text:p>userActionCounter</text:p>
          </table:table-cell>
          <table:table-cell office:value-type="string">
            <text:p>Errors on validation in JavaScript. Field email</text:p>
          </table:table-cell>
        </table:table-row>
        <table:table-row table:style-name="ro1">
          <table:table-cell office:value-type="string">
            <text:p>AJAX Order form</text:p>
          </table:table-cell>
          <table:table-cell office:value-type="string">
            <text:p>Errors (client)</text:p>
          </table:table-cell>
          <table:table-cell office:value-type="string">
            <text:p>Rejected</text:p>
          </table:table-cell>
          <table:table-cell office:value-type="string">
            <text:p>userActionCounter</text:p>
          </table:table-cell>
          <table:table-cell/>
        </table:table-row>
        <table:table-row table:style-name="ro2">
          <table:table-cell office:value-type="string">
            <text:p>AJAX Order form</text:p>
          </table:table-cell>
          <table:table-cell office:value-type="string">
            <text:p>Errors (server)</text:p>
          </table:table-cell>
          <table:table-cell/>
          <table:table-cell office:value-type="string">
            <text:p>userActionCounter</text:p>
          </table:table-cell>
          <table:table-cell/>
        </table:table-row>
        <table:table-row table:style-name="ro1">
          <table:table-cell office:value-type="string">
            <text:p>AJAX Order form</text:p>
          </table:table-cell>
          <table:table-cell office:value-type="string">
            <text:p>Open</text:p>
          </table:table-cell>
          <table:table-cell/>
          <table:table-cell office:value-type="string">
            <text:p>userActionCounter</text:p>
          </table:table-cell>
          <table:table-cell office:value-type="string">
            <text:p>Additionally to _trackPageViewI(/order/) is used</text:p>
          </table:table-cell>
        </table:table-row>
        <table:table-row table:style-name="ro2">
          <table:table-cell table:style-name="ce4" office:value-type="string" table:number-columns-spanned="5" table:number-rows-spanned="1">
            <text:p><text:span text:style-name="T1">UserActionCounter</text:span> – is incremented each time uses does something. For « virtual » events like « Errors (clients) Rejected » it is left unchange and can be thought as userActionBatch</text:p>
          </table:table-cell>
          <table:covered-table-cell table:number-columns-repeated="4"/>
        </table:table-row>
        <table:table-row table:style-name="ro1">
          <table:table-cell table:style-name="Default" office:value-type="string">
            <text:p>Keep in touch</text:p>
          </table:table-cell>
          <table:table-cell table:style-name="Default" office:value-type="string">
            <text:p>Twitter</text:p>
          </table:table-cell>
          <table:table-cell table:style-name="Default" table:number-columns-repeated="2"/>
          <table:table-cell table:style-name="Default" office:value-type="string">
            <text:p>Click on Follow us on twitter</text:p>
          </table:table-cell>
        </table:table-row>
        <table:table-row table:style-name="ro1">
          <table:table-cell table:style-name="Default" office:value-type="string">
            <text:p>Keep in touch</text:p>
          </table:table-cell>
          <table:table-cell table:style-name="Default" office:value-type="string">
            <text:p>Vkontakte</text:p>
          </table:table-cell>
          <table:table-cell table:style-name="Default" table:number-columns-repeated="2"/>
          <table:table-cell table:style-name="Default" office:value-type="string">
            <text:p>Click on Follow us on vkontakte</text:p>
          </table:table-cell>
        </table:table-row>
        <table:table-row table:style-name="ro1">
          <table:table-cell table:style-name="Default" office:value-type="string">
            <text:p>Keep in touch</text:p>
          </table:table-cell>
          <table:table-cell table:style-name="Default" office:value-type="string">
            <text:p>Newsletter</text:p>
          </table:table-cell>
          <table:table-cell table:style-name="Default" table:number-columns-repeated="2"/>
          <table:table-cell table:style-name="Default" office:value-type="string">
            <text:p>Successfull submit for newsletter</text:p>
          </table:table-cell>
        </table:table-row>
        <table:table-row table:style-name="ro1">
          <table:table-cell table:style-name="Default" office:value-type="string">
            <text:p>Keep in touch</text:p>
          </table:table-cell>
          <table:table-cell table:style-name="Default" office:value-type="string">
            <text:p>RSS</text:p>
          </table:table-cell>
          <table:table-cell table:style-name="Default" table:number-columns-repeated="2"/>
          <table:table-cell table:style-name="Default" office:value-type="string">
            <text:p>Click on RSS button</text:p>
          </table:table-cell>
        </table:table-row>
      </table:table>
      <table:table table:name="Аркуш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/04/2010</text:date>, <text:time>22:59:2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11:36:38</meta:creation-date>
    <dc:date>2010-04-25T22:59:29</dc:date>
    <meta:editing-duration>PT01H10M08S</meta:editing-duration>
    <meta:editing-cycles>15</meta:editing-cycles>
    <meta:generator>OpenOffice.org/3.0$Linux OpenOffice.org_project/300m15$Build-9379</meta:generator>
    <meta:document-statistic meta:table-count="3" meta:cell-count="53" meta:object-count="0"/>
  </office:meta>
</office:document-meta>
</file>